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number text:level="1" style:num-suffix="." style:num-format="I">
        <style:list-level-properties text:space-before="18.00pt" text:min-label-width="18.00pt"/>
      </text:list-level-style-number>
    </text:list-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Bar/Wine Shop Crime Relationship</text:span></text:p>
      <text:p text:style-name="P2"><text:span text:style-name="T2"/></text:p>
      <text:p text:style-name="P2"><text:span text:style-name="T3"/></text:p>
      <text:p text:style-name="P3"><text:span text:style-name="T4">2. Data Sources</text:span></text:p>
      <text:p text:style-name="P3"><text:span text:style-name="T5"/></text:p>
      <text:p text:style-name="P3"><text:span text:style-name="T6">2.1 Kaggle</text:span><text:span text:style-name="T7"/></text:p>
      <text:p text:style-name="P3"><text:span text:style-name="T7">I found the San Francisco crime data from Kaggle a .csv file which has verious necessary features which require to analize such as crime location , type of crime , etc. Other Features in data sets are : - </text:span></text:p>
      <text:list text:style-name="L4">
        <text:list-item>
          <text:p text:style-name="P4"><text:span text:style-name="T8">Dates<text:s/></text:span><text:span text:style-name="T9">: The time on which crime was commited.</text:span></text:p>
        </text:list-item>
        <text:list-item>
          <text:p text:style-name="P4"><text:span text:style-name="T10">Category<text:s/></text:span><text:span text:style-name="T11">: Type of crime commited.</text:span></text:p>
        </text:list-item>
        <text:list-item>
          <text:p text:style-name="P4"><text:span text:style-name="T12">Description<text:s/></text:span><text:span text:style-name="T13">: Crime details.</text:span></text:p>
        </text:list-item>
        <text:list-item>
          <text:p text:style-name="P4"><text:span text:style-name="T14">PdDistrict<text:s/></text:span><text:span text:style-name="T15">: Comes under which district police department.</text:span></text:p>
        </text:list-item>
        <text:list-item>
          <text:p text:style-name="P4"><text:span text:style-name="T16">Address :<text:s/></text:span><text:span text:style-name="T17">Location of crime.</text:span></text:p>
        </text:list-item>
        <text:list-item>
          <text:p text:style-name="P4"><text:span text:style-name="T18">X and Y<text:s/></text:span><text:span text:style-name="T19">: Coordiantes of crime.</text:span></text:p>
        </text:list-item>
        <text:list-item>
          <text:p text:style-name="P4"><text:span text:style-name="T19"/></text:p>
        </text:list-item>
      </text:list>
      <text:p text:style-name="P5"><text:span text:style-name="T20">2.2 Folium</text:span><text:span text:style-name="T21"/></text:p>
      <text:p text:style-name="P5"><text:span text:style-name="T21">I utilized the Foursquare API to explore the neighborhood and find the no of Bar / Wine shop present in that neighborhood. I designed the limit of radius 500 meter for each neighborhood from their given latitude and longitude informations. After cleaning the data the important features are present in data sets are :-</text:span></text:p>
      <text:list text:style-name="L6">
        <text:list-item>
          <text:p text:style-name="P6"><text:span text:style-name="T22">Neighborhood<text:s/></text:span><text:span text:style-name="T23">: Name of neighborhood.</text:span></text:p>
        </text:list-item>
        <text:list-item>
          <text:p text:style-name="P6"><text:span text:style-name="T24">Neighborhood Latitude and Longitude<text:s/></text:span><text:span text:style-name="T25">:<text:s/></text:span><text:span text:style-name="T26"><text:s/></text:span><text:span text:style-name="T27">Coordinates of neighborhood.</text:span></text:p>
        </text:list-item>
        <text:list-item>
          <text:p text:style-name="P6"><text:span text:style-name="T28">Venue :<text:s/></text:span><text:span text:style-name="T29">Name of Bar / Wine shop venue.</text:span></text:p>
        </text:list-item>
        <text:list-item>
          <text:p text:style-name="P6"><text:span text:style-name="T30">Venue Latitude and Longitude<text:s/></text:span><text:span text:style-name="T31">: Coordiantes of Venue.</text:span></text:p>
        </text:list-item>
        <text:list-item>
          <text:p text:style-name="P6"><text:span text:style-name="T31"/></text:p>
        </text:list-item>
      </text:list>
      <text:p text:style-name="P7"><text:span text:style-name="T32">2.3 sfcrimedata.org</text:span></text:p>
      <text:p text:style-name="P7"><text:span text:style-name="T33">To find the frequency or rate of crime per neighborhood I use the sfcrimedata.org which have detail crime report for each neighborhood. After processing the feature in datasets present are : - </text:span></text:p>
      <text:list text:style-name="L8">
        <text:list-item>
          <text:p text:style-name="P8"><text:span text:style-name="T34">Neighborhood :<text:s/></text:span><text:span text:style-name="T35">Name of neighborhood.</text:span></text:p>
        </text:list-item>
        <text:list-item>
          <text:p text:style-name="P8"><text:span text:style-name="T36">Crime Rate :<text:s/></text:span><text:span text:style-name="T37">No of crimes commited per neighborhoo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